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color="#ff0000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style="italic" style:font-style-asian="italic" style:font-style-complex="italic"/>
    </style:style>
    <style:style style:name="P4" style:family="paragraph" style:parent-style-name="Preformatted_20_Text">
      <style:text-properties fo:color="#dc2300"/>
    </style:style>
    <style:style style:name="P5" style:family="paragraph" style:parent-style-name="Preformatted_20_Text">
      <style:text-properties fo:color="#ff3333"/>
    </style:style>
    <style:style style:name="P6" style:family="paragraph" style:parent-style-name="Preformatted_20_Text">
      <style:text-properties fo:color="#ff0000"/>
    </style:style>
    <style:style style:name="T1" style:family="text">
      <style:text-properties fo:color="#ff3333"/>
    </style:style>
    <style:style style:name="T2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ple application (No more recruiters .com) Plan</text:h>
      <text:p text:style-name="Preformatted_20_Text"/>
      <text:p text:style-name="P2">Phase 1 – Sending and handling of commands</text:p>
      <text:p text:style-name="P3"/>
      <text:p text:style-name="P3">Website</text:p>
      <text:p text:style-name="P1">1. Create a rails website</text:p>
      <text:p text:style-name="P1">2. Create a page that shows job listings and allows data to be posted</text:p>
      <text:p text:style-name="P1">3. Create the Dbus client, and test it registers itself (qdbus)</text:p>
      <text:p text:style-name="P4">4. Add an akkesb.conf file in project</text:p>
      <text:p text:style-name="P4">5. Create a rake task to to copy an akkesb release, drop in the config and start it up</text:p>
      <text:p text:style-name="P4">6. Test it – hit web page – should be a failed message on dbus</text:p>
      <text:p text:style-name="Preformatted_20_Text"/>
      <text:p text:style-name="P3">Catalogue service</text:p>
      <text:p text:style-name="Preformatted_20_Text">1. <text:span text:style-name="T1">Knock up a simple Scala console application</text:span></text:p>
      <text:p text:style-name="P5"><text:tab/>+ just loops around waiting for messages on dbus</text:p>
      <text:p text:style-name="P5"><text:tab/>+ prints to the console every few secons that it is looping</text:p>
      <text:p text:style-name="P5">2. Create the dbus client</text:p>
      <text:p text:style-name="Preformatted_20_Text">3.<text:span text:style-name="T2"> Test that client registers itself on Dbus (qdbus)</text:span></text:p>
      <text:p text:style-name="Preformatted_20_Text">4.<text:span text:style-name="T2"> Create the configs and drop in the root of the project</text:span></text:p>
      <text:p text:style-name="P1"><text:tab/>+ will handle the “create_job_listing” command</text:p>
      <text:p text:style-name="P1"><text:tab/>+ <text:s/>["JobsCatalogueService,127.0.0.1,6112"]</text:p>
      <text:p text:style-name="Preformatted_20_Text">5. Add build tasks that copy in an akkesb release and move in the configs</text:p>
      <text:p text:style-name="Preformatted_20_Text">6. Test it works</text:p>
      <text:p text:style-name="Preformatted_20_Text"><text:tab/>+ if it doesn't – probably because configs are not being transferred – the other applicatin hasn't started up yet – so need to fix that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7T19:55:37</dc:date>
    <dc:creator>nick </dc:creator>
    <meta:generator>LibreOffice/3.5$Linux_X86_64 LibreOffice_project/350m1$Build-2</meta:generator>
    <meta:editing-duration>PT2H54M33S</meta:editing-duration>
    <meta:editing-cycles>8</meta:editing-cycles>
    <meta:document-statistic meta:table-count="0" meta:image-count="0" meta:object-count="0" meta:page-count="1" meta:paragraph-count="21" meta:word-count="197" meta:character-count="1061" meta:non-whitespace-character-count="879"/>
  </office:meta>
</office:document-meta>
</file>